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2</text:p>
      <text:p text:style-name="P5">Fragment<text:tab/><text:tab/><text:tab/><text:tab/><text:tab/></text:p>
      <text:p text:style-name="P5">Pagination <text:tab/><text:tab/><text:tab/><text:tab/><text:tab/>N, except page 5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anette Wolf; David Kohn; Emma Koh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The officiating Rabbi of the congregation to which Mr David/ Kohn is attached, laboring under an indisposition, which/ prevents his speaking, commissioned me to act in his stead/ on the present melancholy occasion. <text:s/>I readily assumed the/ task, because I am taught by the religion we revere, O fellow/ Israelites! that to comfort the mourners, and purposely seek/ them that we may give expression to our sympathies, is a/ duty, while we will acquire by it a merit in the sight of/ our God. <text:s/>I come not to eulogise the dead. <text:s/>Human/ praise cannot add to the bliss, which a just God reserves/ for the upright among his creatures. <text:s/>I come not to/ pronounce a panegyric, which might sound like flattery/ to the living; I come to lament for and with my bereaved/ fellow-creatures. <text:s/>I come as the interpreter of sentiments,/ which an event so sorrowful as that which we now wit-/-ness must awaken in every breast. <text:s/>Many of us have/ felt the void, which a lasting separation from those we/ loved well, creates. <text:span text:style-name="T2">in our midst</text:span><text:span text:style-name="T4"> Many of us have been/ wrenched with agony at the thought that the voice, </text:span><text:span text:style-name="T2">that</text:span><text:span text:style-name="T4"> which/ spoke to us words of endearment, has been for ever hushed/</text:span></text:p>
      <text:p text:style-name="P3"><text:span text:style-name="T4"/></text:p>
      <text:p text:style-name="P3"><text:span text:style-name="T4">[Page 2]</text:span></text:p>
      <text:p text:style-name="P3"><text:span text:style-name="T4">in the silent grave. <text:s/>And when the object whose loss we/ bewail is a mother, then the delightful reminiscences of/ the days that have gone, crowd our memory, and we cannot/ contemplate the absence of that being from amidst our/ family circle, without experiencing a sense of utter/ desolation. <text:s/>We remember the pleasures of childhood,/ fostered and heightened by the cares of a mother, now/ lying lifeless in a coffin. <text:s/>The delight </text:span><text:span text:style-name="T2">experienced</text:span><text:span text:style-name="T4"> occasioned/ at our restoration to health, through the </text:span><text:soft-page-break/><text:span text:style-name="T4">ceaseless attention,/ the sleepless nights, the breathless watching of our tutelary/ angel on earth. <text:s/>The <text:s/>gratification pictured on her countenance/ at the effect in our character of her good training. </text:span><text:span text:style-name="T2">in our characters</text:span><text:span text:style-name="T4"> <text:s/>The/ pride she evinced at our promotion in the community./ <text:s/>All that which binds us with the silvery chords of ever-/-lasting gratitude to the preserver of our early years, flashes/ before our minds, and we are all but crushed with grief,/ at the </text:span><text:span text:style-name="T5">death</text:span><text:span text:style-name="T6"> of our mother. <text:s/>The Royal Psalmist, whose/ life was exposed to many vicissitudes, could not find a/ stronger expression to </text:span><text:span text:style-name="T3">his</text:span><text:span text:style-name="T6"> human sorrow, than by comparing it/ with that of one that mourneth for </text:span><text:span text:style-name="T3">his</text:span><text:span text:style-name="T6"> a mother./ <text:s/>Such feelings, more than ordinarily experienced under a cir-/-cumstance similar to this, pervade the soul of the only/</text:span></text:p>
      <text:p text:style-name="P3"><text:span text:style-name="T6"/></text:p>
      <text:p text:style-name="P3"><text:span text:style-name="T6">[Page 3]</text:span></text:p>
      <text:p text:style-name="P3"><text:span text:style-name="T6">surviving child of Mistress Janette Wolf. <text:s/>At the hour/ that she bid the world a last farewell, her daughters remem-/-bered that she owed this lamented Jewess a twofold tribute/ of respect and thankfulness. <text:s/>For the same hand which/ had directed her first steps, became also the guide of the/ children to whom Mistress Emma Kohn has given birth./ <text:s/>Our friend was not conspicuous for talents, but her industrious/ habits, her thriftiness, her attachment to the principles and/ observances of the ancestral faith, and that spotless character/ she possessed as a wife and a mother in Israel, were/ lessons infinitely superior to those in worldly knowledge./ <text:s/>The qualities of the mind and of the heart, which formed/ her bright adornment, the virtues, which, as I have learnt/ from those who knew her intimately, she could exhibit before/ her household, were indeed a </text:span><text:span text:style-name="T3">bright</text:span><text:span text:style-name="T6"> model, which her/ daughter's descendants may well endeavour to copy./ <text:s/>Like one of the women, depicted by the pen of inspiration,/ she built her own house, and the house of her daughter./ <text:s/>Not by raising marble pillars, and carved balusters,/ but by indefatigable labor to promote the welfare of those/ among whom she enjoyed comfort and peace./ <text:s/>And her efforts were rewarded. <text:s/>They found a compensation,/</text:span></text:p>
      <text:p text:style-name="P3"><text:span text:style-name="T6"/></text:p>
      <text:p text:style-name="P3"><text:span text:style-name="T6">[Page 4]</text:span></text:p>
      <text:p text:style-name="P3"><text:span text:style-name="T6">in the devotion of </text:span><text:span text:style-name="T3">[?]</text:span><text:span text:style-name="T6"> her daughter ,and in the dutiful/ consideration, and deference of the daughter's husband./ <text:s/>Our sister in faith, while treading the path of life, did/ not always eschew the ills and woes to which we all are/ heir. <text:s/>At one period of our existence, the way became/ exceedingly narrow, so that she and her life-copartner/ had to walk in straitness[sic!] yet, she bore it all resignedly. <text:s/></text:span><text:span text:style-name="T3">But</text:span><text:span text:style-name="T6"> And through the </text:span><text:span text:style-name="T3">hep</text:span><text:span text:style-name="T6"> help/ of God, the path gradually widened, and hardships/ fled away. <text:s/>And if the untimely decease of a son/ and daughter, has threatened to bring her also to an/ early grave, the teachings of that blessed religion to which/ she adhered, and the solicitude of her surviving relatives/ soothed her pains, and infused within her fresh courage./ <text:s/>This thought should afford my bereaved friends real/ comfort. <text:s/>They performed one of the most sacred/ ordinances of our faith; that which has divine promises/ in the </text:span><text:span text:style-name="T3">hi</text:span><text:span text:style-name="T6"> right-hand, </text:span><text:span text:style-name="T3">joyous fo</text:span><text:span text:style-name="T6"> the joys of self-ap-/-proval in the left. <text:s/>Janette Wolf, has paid/ her debt to nature; for dust must return to dust./ <text:s/>Having reached the end of her pilgrimage, she landed on the/ regions above./</text:span></text:p>
      <text:p text:style-name="P3"><text:span text:style-name="T6"/></text:p>
      <text:p text:style-name="P3"><text:span text:style-name="T6">[Page 5]</text:span></text:p>
      <text:p text:style-name="P3"><text:span text:style-name="T6">But the spirit of the honored mother, is even now/ beatified by the veneration in which her memory is/ held. <text:s/>She casts a look on this solemn gathering./ <text:s/>She sees those who moan and weep because of her de-/-parture, and she bids them wipe </text:span><text:span text:style-name="T3">those</text:span><text:span text:style-name="T6"> their tearful eyes/ and be comforted. <text:s/>Bending at the footstool of the/ throne of God, she prays that the reward of filial respect/ and filial support be continuance of health, competence/ and peace./ <text:s/></text:span></text:p>
      <text:p text:style-name="P3"><text:span text:style-name="T6">And you aged Sire! <text:s/>You who in the snowy winter of your/ existence have been left destitute of the sweet companion-/ship of a wife. <text:s/>You that, above all, must feel utterly/ desolate, lean upon God. <text:s/>Let that divine trust be the/ staff with which you will ascend the fortress of your/ refuge. <text:s/>Like in the trials of the past, seek shelter/ under the shadow of the Most High, and you will/ be celestially protected. <text:s/>Abide yet awhile here below,/ in the contemplation of surroundings, which must afford/ you comfort, </text:span><text:soft-page-break/><text:span text:style-name="T6">and when the last hour shall have struck,/ and </text:span><text:span text:style-name="T3">when</text:span><text:span text:style-name="T6"> that part of yours which is mortal, shall change/</text:span></text:p>
      <text:p text:style-name="P3"><text:span text:style-name="T6"/></text:p>
      <text:p text:style-name="P3"><text:span text:style-name="T6">[Page 6]</text:span></text:p>
      <text:p text:style-name="P3"><text:span text:style-name="T6">for the immortal, you </text:span><text:span text:style-name="T3">shall</text:span><text:span text:style-name="T6"> will meet a/ spirit greeting you coming to the fields of/ eternity, where you will gather pleasures/ that have no alloy, delights which hourly/ increase. <text:s/>So may it be, O consoler[sic!] of/ the afflicted! <text:s/>Shower down an abundance of/ comfort on those that grieve. <text:s/>Uphold their steps, that they may not sink through the oppression of/ sorrow. <text:s/>And fulfil[sic!] in each of them, the sentence/ of Thy inspired </text:span><text:span text:style-name="T3">David</text:span><text:span text:style-name="T6"> servant. <text:s/>"Let him call/ upon me, and I will answer him; I shall be with/ him in trouble, I will deliver him and make him/ honorable. <text:s/>I will satisfy him with length of days,/ and show him my salvation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4:51:43.23</meta:creation-date>
    <meta:document-statistic meta:table-count="0" meta:image-count="0" meta:object-count="0" meta:page-count="4" meta:paragraph-count="74" meta:word-count="1304" meta:character-count="7985"/>
    <dc:date>2012-10-23T15:18:21.33</dc:date>
    <meta:editing-duration>PT6M47S</meta:editing-duration>
    <meta:editing-cycles>1</meta:editing-cycles>
    <meta:generator>OpenOffice.org/3.4.1$Win32 OpenOffice.org_project/341m1$Build-9593</meta:generator>
  </office:meta>
</office:document-meta>
</file>